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1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1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5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60pt" fo:font-weight="bold" style:font-size-asian="60pt" style:font-size-complex="60pt"/>
    </style:style>
    <style:style style:name="T2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Chrystus</text:span><text:span text:style-name="T1"><text:line-break/></text:span><text:span text:style-name="T1">to Panów Pan,</text:span><text:span text:style-name="T1"><text:line-break/></text:span><text:span text:style-name="T1">całej ziemi Król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2">Jedyny Pan,</text:span><text:span text:style-name="T2"><text:line-break/></text:span><text:span text:style-name="T2">Władca narodów,</text:span><text:span text:style-name="T2"><text:line-break/></text:span><text:span text:style-name="T2">Jedyny Pan i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2">W innym imieniu,</text:span><text:span text:style-name="T2"><text:line-break/></text:span><text:span text:style-name="T2">nie ma zbawienia,</text:span><text:span text:style-name="T2"><text:line-break/></text:span><text:span text:style-name="T2">bo Jezus to Panów Pan</text:span><text:span text:style-name="T2"><text:line-break/></text:span><text:span text:style-name="T2">Jezus to Panów Pan,</text:span><text:span text:style-name="T2"><text:line-break/></text:span><text:span text:style-name="T2">Jezus to Panów P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4T13:08:25</meta:creation-date>
    <dc:date>2014-04-28T19:07:27.565000000</dc:date>
    <dc:language>pl-PL</dc:language>
    <meta:editing-cycles>10</meta:editing-cycles>
    <meta:editing-duration>PT21M30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